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officeooo:paragraph-rsid="00171f70"/>
    </style:style>
    <style:style style:name="P3" style:family="paragraph" style:parent-style-name="Text_20_body">
      <style:paragraph-properties style:writing-mode="lr-tb"/>
      <style:text-properties officeooo:paragraph-rsid="00196907"/>
    </style:style>
    <style:style style:name="P4" style:family="paragraph" style:parent-style-name="Text_20_body">
      <style:paragraph-properties style:writing-mode="lr-tb"/>
      <style:text-properties officeooo:paragraph-rsid="001a7c51"/>
    </style:style>
    <style:style style:name="P5" style:family="paragraph" style:parent-style-name="Text_20_body">
      <style:paragraph-properties style:writing-mode="lr-tb"/>
      <style:text-properties officeooo:paragraph-rsid="001f5f59"/>
    </style:style>
    <style:style style:name="P6" style:family="paragraph" style:parent-style-name="Text_20_body">
      <style:paragraph-properties style:writing-mode="lr-tb"/>
      <style:text-properties officeooo:rsid="00189efa" officeooo:paragraph-rsid="00189efa"/>
    </style:style>
    <style:style style:name="P7" style:family="paragraph" style:parent-style-name="Text_20_body">
      <style:paragraph-properties style:writing-mode="lr-tb"/>
      <style:text-properties officeooo:rsid="00196907" officeooo:paragraph-rsid="00196907"/>
    </style:style>
    <style:style style:name="P8" style:family="paragraph" style:parent-style-name="Heading_20_2">
      <style:text-properties officeooo:rsid="00196907"/>
    </style:style>
    <style:style style:name="P9" style:family="paragraph" style:parent-style-name="Text_20_body">
      <style:paragraph-properties style:writing-mode="lr-tb"/>
      <style:text-properties officeooo:paragraph-rsid="00297bf1"/>
    </style:style>
    <style:style style:name="T1" style:family="text">
      <style:text-properties fo:font-weight="bold" style:font-weight-asian="bold" style:font-weight-complex="bold"/>
    </style:style>
    <style:style style:name="T2" style:family="text">
      <style:text-properties fo:font-weight="bold" officeooo:rsid="00196907" style:font-weight-asian="bold" style:font-weight-complex="bold"/>
    </style:style>
    <style:style style:name="T3" style:family="text">
      <style:text-properties fo:font-weight="bold" officeooo:rsid="001f5f59" style:font-weight-asian="bold" style:font-weight-complex="bold"/>
    </style:style>
    <style:style style:name="T4" style:family="text">
      <style:text-properties officeooo:rsid="00171f70"/>
    </style:style>
    <style:style style:name="T5" style:family="text">
      <style:text-properties officeooo:rsid="00189efa"/>
    </style:style>
    <style:style style:name="T6" style:family="text">
      <style:text-properties officeooo:rsid="00196907"/>
    </style:style>
    <style:style style:name="T7" style:family="text">
      <style:text-properties officeooo:rsid="001a7c51"/>
    </style:style>
    <style:style style:name="T8" style:family="text">
      <style:text-properties officeooo:rsid="001f5f59"/>
    </style:style>
    <style:style style:name="T9" style:family="text">
      <style:text-properties officeooo:rsid="0022235f"/>
    </style:style>
    <style:style style:name="T10" style:family="text">
      <style:text-properties officeooo:rsid="00297b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ocs-internal-guid-f057975b-9455-37de-fa02-bbb8af3dd7a7"/>JClic<text:span text:style-name="T4"> project</text:span></text:h>
      <text:p text:style-name="P2"><text:span text:style-name="T4">JClic is a free software project from the </text:span><text:a xlink:type="simple" xlink:href="http://www.xtec.cat/"><text:span text:style-name="T4">Catalan Educational Telematic Network</text:span></text:a><text:span text:style-name="T4"> (XTEC) for creating various types of interactive activities such as associations, puzzles, text activities, crosswords or puzzles, from elements of text, graphics and multimedia.</text:span></text:p>
      <text:p text:style-name="P2"><text:span text:style-name="T4">The program includes an authoring tool to create activities, a player and a reporting system that stores the results obtained by students. All these components, along with some guides and tutorials on how to create activities, are available in the </text:span><text:a xlink:type="simple" xlink:href="http://clic.xtec.cat/en/jclic/download.htm"><text:span text:style-name="T4">clicZone</text:span></text:a><text:span text:style-name="T4">.</text:span></text:p>
      <text:p text:style-name="P2"><text:span text:style-name="T4">JClic is a Java application that runs on Linux, Windows and Mac OS. Source code and technical documentation are available on </text:span><text:a xlink:type="simple" xlink:href="http://projectestac.github.io/jclic/"><text:span text:style-name="T4">GitHub</text:span></text:a><text:span text:style-name="T4">.</text:span></text:p>
      <text:h text:style-name="Heading_20_2" text:outline-level="2"><text:span text:style-name="T5">JC</text:span>lic.js</text:h>
      <text:p text:style-name="P6">It's a project still under development which aims to create a new JClic player entirely based on HTML<text:span text:style-name="T9">5 (HTML + </text:span>JavaScript<text:span text:style-name="T9"> + CSS)</text:span>. The goal is to play JClic activities in any modern web browser (Firefox, Chrome, Safari ...) without any special plug-in. This will allow JClic to run <text:span text:style-name="T10">o</text:span>n systems that do not support Java such as Android, iOS or ChromeOS, and also in browsers like Chrome or Edge.</text:p>
      <text:p text:style-name="P3"><text:span text:style-name="T6">Source code and documentation of </text:span><text:span text:style-name="T2">jclic.js </text:span><text:span text:style-name="T6">are also available on </text:span><text:a xlink:type="simple" xlink:href="http://projectestac.github.io/jclic.js/"><text:span text:style-name="T6">GitHub</text:span></text:a><text:span text:style-name="T6">. The project is open to anyone wanting to participate in its development.</text:span></text:p>
      <text:p text:style-name="P7">The JClic Author module will soon allow direct exporting of activities in HTML format with jclic.js.</text:p>
      <text:h text:style-name="P8" text:outline-level="2">JClic projects library</text:h>
      <text:p text:style-name="P4"><text:span text:style-name="T7">Many teachers from different countries have used JClic to create interactive materials for a wide variety of levels, subjects, languages and curriculum areas. Some of these materials have been collected in the </text:span><text:a xlink:type="simple" xlink:href="http://clic.xtec.cat/db/listact_en.jsp"><text:span text:style-name="T7">clicZone projects library</text:span></text:a><text:span text:style-name="T7"> thanks to the generosity of their authors, who have decided to share them under Creative Commons licenses allowing reuse, translation and adaptation to different educational scenarios.</text:span></text:p>
      <text:h text:style-name="Heading_20_2" text:outline-level="2"><text:span text:style-name="T8">JC</text:span>lic-repo</text:h>
      <text:p text:style-name="P5"><text:span text:style-name="T8">This page is part of <text:s/>"jclic-repo", a new project that will facilitate the publication of collections of JClic projects in static web hosting services. The project is built using </text:span><text:a xlink:type="simple" xlink:href="https://www.polymer-project.org/"><text:span text:style-name="T8">Polymer</text:span></text:a><text:span text:style-name="T8"> web components, and all its sources are also available on </text:span><text:a xlink:type="simple" xlink:href="https://github.com/projectestac/jclic-repo"><text:span text:style-name="T8">GitHub</text:span></text:a><text:span text:style-name="T8">.</text:span></text:p>
      <text:p text:style-name="P5"><text:span text:style-name="T8">This installation of </text:span><text:span text:style-name="T3">jclic-repo</text:span><text:span text:style-name="T8"> is temporarily housed in a Google Drive shared space. It contains most of the 2,300 resources published in the clicZone library. It has a search engine that allows you to filter the results by language, level, topic, title or author. By clicking on each project card more detailed information is shown. From here you can launch the activities in HTML5, open them in a Java applet (when allowed), or share them on social networks.</text:span></text:p>
      <text:p text:style-name="P1"/>
      <text:p text:style-name="P9"><text:span text:style-name="T1">Very important</text:span>: <text:span text:style-name="T10">You are in a temporary site intended primarily for developing and testing jclic.js. Some types of activities are not yet working on all devices, and some functions are not yet implemented. You can help by reporting issues, suggesting improvements and proposing possible solutions for </text:span><text:a xlink:type="simple" xlink:href="https://github.com/projectestac/jclic/issues"><text:span text:style-name="T10">JClic</text:span></text:a><text:span text:style-name="T10">, </text:span><text:a xlink:type="simple" xlink:href="https://github.com/projectestac/jclic.js/issues"><text:span text:style-name="T10">JClic.js</text:span></text:a><text:span text:style-name="T10"> and </text:span><text:a xlink:type="simple" xlink:href="https://github.com/projectestac/jclic-repo/issues"><text:span text:style-name="T10">JClic-rep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 Busquets</meta:initial-creator>
    <meta:creation-date>2015-10-23T12:51:08.749275607</meta:creation-date>
    <dc:date>2015-10-28T09:14:47.757640470</dc:date>
    <dc:creator>Francesc Busquets</dc:creator>
    <meta:editing-duration>PT3H56M13S</meta:editing-duration>
    <meta:editing-cycles>18</meta:editing-cycles>
    <meta:generator>LibreOffice/4.2.8.2$Linux_x86 LibreOffice_project/420m0$Build-2</meta:generator>
    <meta:document-statistic meta:table-count="0" meta:image-count="0" meta:object-count="0" meta:page-count="1" meta:paragraph-count="14" meta:word-count="445" meta:character-count="2800" meta:non-whitespace-character-count="2368"/>
  </office:meta>
</office:document-meta>
</file>